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FactoryBPEL20Draft.WSDLFactoryBPEL20Dra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DLFactoryBPEL20Draft.newPopulatedExtens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SDLFactoryBPEL20Draft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